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rology.com Authors</text:p>
      <text:p text:style-name="P2"/>
      <text:p text:style-name="P2">AdZe MiXXe</text:p>
      <text:p text:style-name="P2">Adam Sommer</text:p>
      <text:p text:style-name="P2">Agnes Nightingale</text:p>
      <text:p text:style-name="P2">Anne Mogul</text:p>
      <text:p text:style-name="P2">Astrolife</text:p>
      <text:p text:style-name="P2">Astrology Detective</text:p>
      <text:p text:style-name="P2">Bob Mulligan</text:p>
      <text:p text:style-name="P2">Bruce Scofield</text:p>
      <text:p text:style-name="P2">Carol Allen</text:p>
      <text:p text:style-name="P2">Cathy Pagano</text:p>
      <text:p text:style-name="P2">Chani Nicholas</text:p>
      <text:p text:style-name="P2">David Cochrane</text:p>
      <text:p text:style-name="P2">David Kast</text:p>
      <text:p text:style-name="P2">Donna Woodwell</text:p>
      <text:p text:style-name="P2">Dorothy Oja</text:p>
      <text:p text:style-name="P2">Dr. Randall Roffe</text:p>
      <text:p text:style-name="P2">Ellen Whitehurst</text:p>
      <text:p text:style-name="P2">Fern Feto Spring</text:p>
      <text:p text:style-name="P2">Gina Ronco</text:p>
      <text:p text:style-name="P2">Gloria Star</text:p>
      <text:p text:style-name="P2">Henry Seltzer</text:p>
      <text:p text:style-name="P2">Horacio Valsecia</text:p>
      <text:p text:style-name="P2">Jessica Shepherd</text:p>
      <text:p text:style-name="P2">Jo Tracey</text:p>
      <text:p text:style-name="P2">Jo-Anne Penn-Kast</text:p>
      <text:p text:style-name="P2">John Townley</text:p>
      <text:p text:style-name="P2">Kathie Garcia</text:p>
      <text:p text:style-name="P2">Kay Taylor</text:p>
      <text:p text:style-name="P2">Kelly Surtees</text:p>
      <text:p text:style-name="P2">Kiki T.</text:p>
      <text:p text:style-name="P2">Kim Rogers-Gallagher</text:p>
      <text:p text:style-name="P2">Kosmic Kelly</text:p>
      <text:p text:style-name="P2">Laura DiLeva</text:p>
      <text:p text:style-name="P2">Lenore Canter</text:p>
      <text:p text:style-name="P2">Linda Frano</text:p>
      <text:p text:style-name="P2">Lorna Houston</text:p>
      <text:p text:style-name="P2">Lynda Hill</text:p>
      <text:p text:style-name="P2">Marjorie Orr</text:p>
      <text:p text:style-name="P2">Mark Lerner</text:p>
      <text:p text:style-name="P2">Mary Fortier Shea</text:p>
      <text:p text:style-name="P2">Matthew Goodwin</text:p>
      <text:p text:style-name="P2">Maxine Taylor</text:p>
      <text:p text:style-name="P2">Michael Erlewine</text:p>
      <text:p text:style-name="P2">Natalie Delahaye</text:p>
      <text:p text:style-name="P2">Nick Dagan Best</text:p>
      <text:p text:style-name="P2">Pamala Oslie</text:p>
      <text:p text:style-name="P2">Philip Sedgwick</text:p>
      <text:p text:style-name="P2"><text:soft-page-break/>Rebecca Roman</text:p>
      <text:p text:style-name="P2">Riley Goodwin</text:p>
      <text:p text:style-name="P2">Ry Redd</text:p>
      <text:p text:style-name="P2">Saraswati J. Miller</text:p>
      <text:p text:style-name="P2">Sherene Schostak</text:p>
      <text:p text:style-name="P2">Stefanie Weiss</text:p>
      <text:p text:style-name="P2">Stephanie Gailing</text:p>
      <text:p text:style-name="P2">Stephanie Rosenbaum</text:p>
      <text:p text:style-name="P2">Steven and Jodie Forrest</text:p>
      <text:p text:style-name="P2">Sue Frederick</text:p>
      <text:p text:style-name="P2">Susan Kelly</text:p>
      <text:p text:style-name="P2">Susan Levitt</text:p>
      <text:p text:style-name="P2">Suzanne White</text:p>
      <text:p text:style-name="P2">The Astrologer's Daughter</text:p>
      <text:p text:style-name="P2">Vivian Owen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Hajdu</meta:initial-creator>
    <meta:creation-date>2015-02-11T02:03:38.32</meta:creation-date>
    <meta:document-statistic meta:table-count="0" meta:image-count="0" meta:object-count="0" meta:page-count="2" meta:paragraph-count="63" meta:word-count="133" meta:character-count="865"/>
    <dc:date>2015-02-11T02:10:31.92</dc:date>
    <dc:creator>William Hajdu</dc:creator>
    <meta:editing-duration>PT6M53S</meta:editing-duration>
    <meta:editing-cycles>1</meta:editing-cycles>
    <meta:generator>OpenOffice/4.1.1$Win32 OpenOffice.org_project/411m6$Build-9775</meta:generator>
  </office:meta>
</office:document-meta>
</file>